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5.1435cm"/>
    </style:style>
    <style:style style:name="co2" style:family="table-column">
      <style:table-column-properties fo:break-before="auto" style:column-width="12.192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Qualification Level Code</text:p>
          </table:table-cell>
          <table:table-cell office:value-type="string" table:style-name="ce2">
            <text:p>Qualification Level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Prima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High Schoo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Higher Seconda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Gradu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Post-Gradu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Doctorat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Specializ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Certific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Diploma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PG Diploma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Advance Diploma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Post-Doctoral Fellowship</text:p>
          </table:table-cell>
          <table:table-cell table:number-columns-repeated="1638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Fellowship</text:p>
          </table:table-cell>
          <table:table-cell table:number-columns-repeated="1638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Dual Degree Program</text:p>
          </table:table-cell>
          <table:table-cell table:number-columns-repeated="16382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7T07:35:06Z</meta:creation-date>
    <dc:date>2020-04-29T12:07:50Z</dc:date>
    <meta:user-defined meta:name="WorkbookGuid">01a27955-696e-4bfd-b3e3-d9768483745c</meta:user-defined>
    <meta:user-defined meta:name="ConnectionInfosStorage">WorkbookXmlParts</meta:user-defined>
  </office:meta>
</office:document-meta>
</file>